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f04fc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225dcf"/>
    </style:style>
    <style:style style:name="P4" style:family="paragraph" style:parent-style-name="Standard">
      <style:text-properties officeooo:paragraph-rsid="001f04fc"/>
    </style:style>
    <style:style style:name="T1" style:family="text">
      <style:text-properties officeooo:rsid="00225dcf"/>
    </style:style>
    <style:style style:name="T2" style:family="text">
      <style:text-properties officeooo:rsid="002458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artat 2: xPath (8p).</text:p>
      <text:p text:style-name="Standard">Escriu les expressions XPath per extreure la informació del fitxer sucursals.xml</text:p>
      <text:p text:style-name="Standard">que es demana en els següents apartats i mostra el resultat.</text:p>
      <text:p text:style-name="Standard">Pots fer servir l’XML Copy Editor o altres avaluadors, per exemple:</text:p>
      <text:p text:style-name="P4"><text:a xlink:type="simple" xlink:href="https://www.freeformatter.com/xpath-tester.html" text:style-name="Internet_20_link" text:visited-style-name="Visited_20_Internet_20_Link">https://www.freeformatter.com/xpath-tester.html</text:a></text:p>
      <text:p text:style-name="P4"/>
      <text:p text:style-name="P4">2.1. Obtenir tots els elements director.</text:p>
      <text:p text:style-name="P4">//director</text:p>
      <text:p text:style-name="P4"/>
      <text:p text:style-name="P1"><text:bookmark text:name="xmlOutput"/>Element='&lt;director&gt;Basil Fawlty&lt;/director&gt;'</text:p>
      <text:p text:style-name="Preformatted_20_Text">Element='&lt;director&gt;Llu�s Gavald�&lt;/director&gt;'</text:p>
      <text:p text:style-name="P2">Element='&lt;director&gt;Jerzei Balowsky&lt;/director&gt;'</text:p>
      <text:p text:style-name="P4">2.2. Obtenir tots els elements compte que siguin de tipus ESTALVIS.</text:p>
      <text:p text:style-name="P4">//compte[@tipus='ESTALVIS']</text:p>
      <text:p text:style-name="P4"/>
      <text:p text:style-name="P1"><text:bookmark text:name="xmlOutput2"/>Element='&lt;compte tipus="ESTALVIS"&gt;</text:p>
      <text:p text:style-name="Preformatted_20_Text"><text:s text:c="24"/>&lt;nom&gt;Antonio Garc�a&lt;/nom&gt;</text:p>
      <text:p text:style-name="Preformatted_20_Text"><text:s text:c="24"/>&lt;numero&gt;123456&lt;/numero&gt;</text:p>
      <text:p text:style-name="Preformatted_20_Text"><text:s text:c="24"/>&lt;saldohaver&gt;21000&lt;/saldohaver&gt;</text:p>
      <text:p text:style-name="Preformatted_20_Text"><text:s text:c="24"/>&lt;saldodeure&gt;200&lt;/saldodeure&gt;</text:p>
      <text:p text:style-name="Preformatted_20_Text"><text:s text:c="16"/>&lt;/compte&gt;'</text:p>
      <text:p text:style-name="Preformatted_20_Text">Element='&lt;compte tipus="ESTALVIS"&gt;</text:p>
      <text:p text:style-name="Preformatted_20_Text"><text:s text:c="24"/>&lt;nom&gt;Polly Sherman&lt;/nom&gt;</text:p>
      <text:p text:style-name="Preformatted_20_Text"><text:s text:c="24"/>&lt;numero&gt;1111456&lt;/numero&gt;</text:p>
      <text:p text:style-name="Preformatted_20_Text"><text:s text:c="24"/>&lt;saldohaver&gt;12000&lt;/saldohaver&gt;</text:p>
      <text:p text:style-name="Preformatted_20_Text"><text:s text:c="24"/>&lt;saldodeure&gt;0&lt;/saldodeure&gt;</text:p>
      <text:p text:style-name="Preformatted_20_Text"><text:s text:c="16"/>&lt;/compte&gt;'</text:p>
      <text:p text:style-name="Preformatted_20_Text">Element='&lt;compte tipus="ESTALVIS"&gt;</text:p>
      <text:p text:style-name="Preformatted_20_Text"><text:s text:c="24"/>&lt;nom&gt;Sybil Fawlty&lt;/nom&gt;</text:p>
      <text:p text:style-name="Preformatted_20_Text"><text:s text:c="24"/>&lt;numero&gt;223344&lt;/numero&gt;</text:p>
      <text:p text:style-name="Preformatted_20_Text"><text:s text:c="24"/>&lt;saldohaver&gt;13000&lt;/saldohaver&gt;</text:p>
      <text:p text:style-name="Preformatted_20_Text"><text:s text:c="24"/>&lt;saldodeure&gt;0&lt;/saldodeure&gt;</text:p>
      <text:p text:style-name="Preformatted_20_Text"><text:s text:c="16"/>&lt;/compte&gt;'</text:p>
      <text:p text:style-name="P2">Element='&lt;compte tipus="ESTALVIS"&gt;</text:p>
      <text:p text:style-name="Standard">2.3. Obtenir tots els elements compte de tipus PENSIONS de la sucursal</text:p>
      <text:p text:style-name="P4">amb codi SUC3.</text:p>
      <text:p text:style-name="P4">//sucursal[@codi='SUC3']/compte[@tipus='PENSIONS']</text:p>
      <text:p text:style-name="P4"/>
      <text:p text:style-name="P1"><text:bookmark text:name="xmlOutput3"/>Element='&lt;compte tipus="PENSIONS"&gt;</text:p>
      <text:p text:style-name="Preformatted_20_Text"><text:s text:c="24"/>&lt;nom&gt;Vyvyan Bastard&lt;/nom&gt;</text:p>
      <text:p text:style-name="Preformatted_20_Text"><text:s text:c="24"/>&lt;numero&gt;99123788&lt;/numero&gt;</text:p>
      <text:p text:style-name="Preformatted_20_Text"><text:s text:c="24"/>&lt;aportacio&gt;23000&lt;/aportacio&gt;</text:p>
      <text:p text:style-name="Preformatted_20_Text"><text:s text:c="16"/>&lt;/compte&gt;'</text:p>
      <text:p text:style-name="Preformatted_20_Text">Element='&lt;compte tipus="PENSIONS"&gt;</text:p>
      <text:p text:style-name="Preformatted_20_Text"><text:s text:c="24"/>&lt;nom&gt;Mike Coolperson&lt;/nom&gt;</text:p>
      <text:p text:style-name="Preformatted_20_Text"><text:s text:c="24"/>&lt;numero&gt;99002200&lt;/numero&gt;</text:p>
      <text:p text:style-name="Preformatted_20_Text"><text:s text:c="24"/>&lt;aportacio&gt;15000&lt;/aportacio&gt;</text:p>
      <text:p text:style-name="P2"><text:s text:c="16"/>&lt;/compte&gt;'</text:p>
      <text:p text:style-name="P4"/>
      <text:p text:style-name="Standard">2.4. Obtenir el número de sucursals que la seva població sigui Talavera.</text:p>
      <text:p text:style-name="Standard"><text:span text:style-name="T1">count(</text:span>//<text:span text:style-name="T1">sucursal:</text:span>poblacio='Talavera'<text:span text:style-name="T1">)</text:span></text:p>
      <text:p text:style-name="P3">Int64='<text:span text:style-name="T1">1</text:span>'<text:span text:style-name="T2">#esta malament</text:span></text:p>
      <text:p text:style-name="P4">2.5. Obtenir tots els elements sucursal amb més de 3 comptes.</text:p>
      <text:p text:style-name="P4">count(//sucursal[count(compte)&gt;3])</text:p>
      <text:p text:style-name="P1"><text:bookmark text:name="xmlOutput5"/><text:soft-page-break/>Int64='2'</text:p>
      <text:p text:style-name="P4"/>
      <text:p text:style-name="P4"/>
      <text:p text:style-name="Standard">2.6. Obtenir tots els elements sucursal amb més de 3 comptes del tipus</text:p>
      <text:p text:style-name="Standard">ESTALVIS.</text:p>
      <text:p text:style-name="Standard">count(//sucursal[count(compte[@tipus='ESTALVIS'])&gt;3])</text:p>
      <text:p text:style-name="P2"><text:bookmark text:name="xmlOutput6"/>Int64='1'</text:p>
      <text:p text:style-name="Standard">2.7. Obtenir per cada sucursal la concatenació del seu codi i el número</text:p>
      <text:p text:style-name="Standard">de telèfon separats per un espai.</text:p>
      <text:p text:style-name="Standard">//sucursal/concat(@codi," ",@telefon)</text:p>
      <text:p text:style-name="Preformatted_20_Text"><text:bookmark text:name="xmlOutput7"/>String='SUC1 972570050'</text:p>
      <text:p text:style-name="Preformatted_20_Text">String='SUC2 972575757'</text:p>
      <text:p text:style-name="P2">String='SUC3 972584073'</text:p>
      <text:p text:style-name="Standard">2.8. Obtenir el nom del director i la població de les sucursals amb més</text:p>
      <text:p text:style-name="Standard">de 3 comptes.</text:p>
      <text:p text:style-name="Standard">//sucursal[count(compte)&gt;3]/director | //poblacio</text:p>
      <text:p text:style-name="Preformatted_20_Text"><text:bookmark text:name="xmlOutput8"/>Element='&lt;director&gt;Basil Fawlty&lt;/director&gt;'</text:p>
      <text:p text:style-name="Preformatted_20_Text">Element='&lt;poblacio&gt;Torquay&lt;/poblacio&gt;'</text:p>
      <text:p text:style-name="Preformatted_20_Text">Element='&lt;poblacio&gt;Constant�&lt;/poblacio&gt;'</text:p>
      <text:p text:style-name="Preformatted_20_Text">Element='&lt;director&gt;Jerzei Balowsky&lt;/director&gt;'</text:p>
      <text:p text:style-name="P2">Element='&lt;poblacio&gt;Bristol&lt;/poblacio&gt;'</text:p>
      <text:p text:style-name="Standard">2.9. Obtenir per cada sucursal la concatenació del seu codi i del número</text:p>
      <text:p text:style-name="Standard">de comptes de tipus ESTALVIS que tingui separats per un espai.</text:p>
      <text:p text:style-name="Standard">//sucursal/concat(@codi," ",count(compte[@tipus='ESTALVIS']))</text:p>
      <text:p text:style-name="Preformatted_20_Text"><text:bookmark text:name="xmlOutput9"/>String='SUC1 4'</text:p>
      <text:p text:style-name="Preformatted_20_Text">String='SUC2 2'</text:p>
      <text:p text:style-name="P2">String='SUC3 2'</text:p>
      <text:p text:style-name="Standard">2.10. Obtenir per cada sucursal la concatenació del seu codi i del número</text:p>
      <text:p text:style-name="Standard">de compte de tipus PENSIONS que tingui igual a 99123788 separats per</text:p>
      <text:p text:style-name="Standard">un espai.</text:p>
      <text:p text:style-name="Standard">//sucursal/concat(@codi," ",//numero[//compte[@tipus='PENSIONS']]=99123788)</text:p>
      <text:p text:style-name="Standard"/>
      <text:p text:style-name="Standard">2.11. Obtenir per cada sucursal la suma dels valors del element saldo haver.</text:p>
      <text:p text:style-name="Standard"/>
      <text:p text:style-name="Standard">2.12. Obtenir per cada sucursal la concatenació del seu codi i de la suma</text:p>
      <text:p text:style-name="Standard">de les aportacions dels comptes del tipus PENSIONS separats per un</text:p>
      <text:p text:style-name="Standard">espa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1:08:22.041800308</meta:creation-date>
    <dc:date>2022-05-03T12:56:53.412717127</dc:date>
    <meta:editing-duration>PT7M20S</meta:editing-duration>
    <meta:editing-cycles>1</meta:editing-cycles>
    <meta:document-statistic meta:table-count="0" meta:image-count="0" meta:object-count="0" meta:page-count="2" meta:paragraph-count="82" meta:word-count="317" meta:character-count="3533" meta:non-whitespace-character-count="2786"/>
    <meta:generator>LibreOffice/7.0.4.2$Linux_X86_64 LibreOffice_project/00$Build-2</meta:generator>
  </office:meta>
</office:document-meta>
</file>